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officeooo:rsid="0037748a" officeooo:paragraph-rsid="0019e5ce" style:font-style-asian="normal" style:font-style-complex="normal"/>
    </style:style>
    <style:style style:name="P2" style:family="paragraph" style:parent-style-name="Standard">
      <style:text-properties fo:font-style="normal" style:text-underline-style="none" officeooo:rsid="0030e64f" officeooo:paragraph-rsid="0019e5ce" style:font-style-asian="normal" style:font-style-complex="normal"/>
    </style:style>
    <style:style style:name="P3" style:family="paragraph" style:parent-style-name="Standard">
      <style:text-properties fo:font-style="normal" style:text-underline-style="solid" style:text-underline-width="auto" style:text-underline-color="font-color" officeooo:rsid="0030e64f" officeooo:paragraph-rsid="0019e5ce" style:font-style-asian="normal" style:font-style-complex="normal"/>
    </style:style>
    <style:style style:name="P4" style:family="paragraph" style:parent-style-name="Standard">
      <style:text-properties fo:font-style="normal" style:text-underline-style="none" fo:font-weight="normal" officeooo:rsid="0030e64f" officeooo:paragraph-rsid="0019e5ce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text-position="0% 100%" fo:font-style="normal" style:text-underline-style="none" fo:font-weight="normal" officeooo:rsid="0036bb7a" officeooo:paragraph-rsid="0019e5ce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text-position="0% 100%" fo:font-style="normal" style:text-underline-style="none" fo:font-weight="normal" officeooo:rsid="0037748a" officeooo:paragraph-rsid="0019e5c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text-position="0% 100%" fo:font-style="normal" style:text-underline-style="none" fo:font-weight="normal" officeooo:rsid="003ca240" officeooo:paragraph-rsid="0019e5c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text-position="0% 100%" fo:font-style="normal" style:text-underline-style="none" fo:font-weight="normal" officeooo:rsid="003df8bc" officeooo:paragraph-rsid="0019e5ce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text-position="0% 100%" fo:font-style="normal" style:text-underline-style="none" fo:font-weight="normal" officeooo:rsid="003f7156" officeooo:paragraph-rsid="0019e5ce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text-position="0% 100%" fo:font-style="normal" style:text-underline-style="none" fo:font-weight="normal" officeooo:rsid="001b1f64" officeooo:paragraph-rsid="0019e5c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text-position="0% 100%" fo:font-style="normal" style:text-underline-style="none" fo:font-weight="normal" officeooo:rsid="001c47c5" officeooo:paragraph-rsid="0019e5ce" style:font-style-asian="normal" style:font-weight-asian="normal" style:font-style-complex="normal" style:font-weight-complex="normal"/>
    </style:style>
    <style:style style:name="T1" style:family="text">
      <style:text-properties style:text-position="0% 100%" fo:font-weight="normal" style:font-weight-asian="normal" style:font-weight-complex="normal"/>
    </style:style>
    <style:style style:name="T2" style:family="text">
      <style:text-properties style:text-position="0% 100%" fo:font-weight="normal" officeooo:rsid="003df8bc" style:font-weight-asian="normal" style:font-weight-complex="normal"/>
    </style:style>
    <style:style style:name="T3" style:family="text">
      <style:text-properties style:text-position="0% 100%" fo:font-weight="normal" officeooo:rsid="003f7156" style:font-weight-asian="normal" style:font-weight-complex="normal"/>
    </style:style>
    <style:style style:name="T4" style:family="text">
      <style:text-properties style:text-position="0% 100%" fo:font-weight="normal" officeooo:rsid="00324201" style:font-weight-asian="normal" style:font-weight-complex="normal"/>
    </style:style>
    <style:style style:name="T5" style:family="text">
      <style:text-properties style:text-position="0% 100%" fo:font-weight="normal" officeooo:rsid="0034769b" style:font-weight-asian="normal" style:font-weight-complex="normal"/>
    </style:style>
    <style:style style:name="T6" style:family="text">
      <style:text-properties style:text-position="0% 100%" fo:font-weight="normal" officeooo:rsid="00361ae9" style:font-weight-asian="normal" style:font-weight-complex="normal"/>
    </style:style>
    <style:style style:name="T7" style:family="text">
      <style:text-properties style:text-position="0% 100%" fo:font-weight="normal" officeooo:rsid="0036bb7a" style:font-weight-asian="normal" style:font-weight-complex="normal"/>
    </style:style>
    <style:style style:name="T8" style:family="text">
      <style:text-properties style:text-position="0% 100%" fo:font-weight="normal" officeooo:rsid="00390d60" style:font-weight-asian="normal" style:font-weight-complex="normal"/>
    </style:style>
    <style:style style:name="T9" style:family="text">
      <style:text-properties style:text-position="0% 100%" fo:font-weight="normal" officeooo:rsid="003918e9" style:font-weight-asian="normal" style:font-weight-complex="normal"/>
    </style:style>
    <style:style style:name="T10" style:family="text">
      <style:text-properties style:text-position="0% 100%" fo:font-weight="normal" officeooo:rsid="00392d75" style:font-weight-asian="normal" style:font-weight-complex="normal"/>
    </style:style>
    <style:style style:name="T11" style:family="text">
      <style:text-properties style:text-position="0% 100%" fo:font-weight="normal" officeooo:rsid="003b213b" style:font-weight-asian="normal" style:font-weight-complex="normal"/>
    </style:style>
    <style:style style:name="T12" style:family="text">
      <style:text-properties style:text-position="0% 100%" fo:font-weight="normal" officeooo:rsid="003ca240" style:font-weight-asian="normal" style:font-weight-complex="normal"/>
    </style:style>
    <style:style style:name="T13" style:family="text">
      <style:text-properties style:text-position="0% 100%" fo:font-weight="normal" officeooo:rsid="001b034f" style:font-weight-asian="normal" style:font-weight-complex="normal"/>
    </style:style>
    <style:style style:name="T14" style:family="text">
      <style:text-properties style:text-position="0% 100%" fo:font-weight="normal" officeooo:rsid="001b1f64" style:font-weight-asian="normal" style:font-weight-complex="normal"/>
    </style:style>
    <style:style style:name="T15" style:family="text">
      <style:text-properties style:text-position="0% 100%" fo:font-weight="normal" officeooo:rsid="001c47c5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0f416" style:font-weight-asian="normal" style:font-weight-complex="normal"/>
    </style:style>
    <style:style style:name="T18" style:family="text">
      <style:text-properties fo:font-weight="normal" officeooo:rsid="00324201" style:font-weight-asian="normal" style:font-weight-complex="normal"/>
    </style:style>
    <style:style style:name="T19" style:family="text">
      <style:text-properties style:text-position="super 58%" fo:font-weight="normal" officeooo:rsid="00324201" style:font-weight-asian="normal" style:font-weight-complex="normal"/>
    </style:style>
    <style:style style:name="T20" style:family="text">
      <style:text-properties officeooo:rsid="001f51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7">E</text:span><text:span text:style-name="T16">xam 1</text:span></text:p>
      <text:p text:style-name="P4"/>
      <text:p text:style-name="P2"><text:span text:style-name="T16">- </text:span><text:span text:style-name="T18">Monday 26</text:span><text:span text:style-name="T19">nd </text:span><text:span text:style-name="T4">at 1 PM, </text:span><text:span text:style-name="T5">room BSS 315, </text:span><text:span text:style-name="T6">50 mins</text:span></text:p>
      <text:p text:style-name="P2"><text:span text:style-name="T6">* </text:span><text:span text:style-name="T7">Allowed one 8.5x11 sheet of notes, both sides</text:span></text:p>
      <text:p text:style-name="P5"/>
      <text:p text:style-name="P1"><text:span text:style-name="T7">- t</text:span><text:span text:style-name="T1">opics:</text:span></text:p>
      <text:p text:style-name="P6">* variables / identifiers</text:p>
      <text:p text:style-name="P6">* objects</text:p>
      <text:p text:style-name="P1"><text:span text:style-name="T1">* </text:span><text:span text:style-name="T8">atomic data types: int, float, str, bool. </text:span><text:span text:style-name="T9">Built in methods</text:span></text:p>
      <text:p text:style-name="P1"><text:span text:style-name="T8">* </text:span><text:span text:style-name="T9">molecular data types: lists, tuples, sets, dicts + methods</text:span></text:p>
      <text:p text:style-name="P1"><text:span text:style-name="T9">* </text:span><text:span text:style-name="T10">through ch 4 of the text</text:span></text:p>
      <text:p text:style-name="P1"><text:span text:style-name="T10">* </text:span><text:span text:style-name="T11">function </text:span><text:span text:style-name="T12">definitions and calling</text:span></text:p>
      <text:p text:style-name="P7">* conditionals and ranching</text:p>
      <text:p text:style-name="P1"><text:span text:style-name="T12">* </text:span><text:span text:style-name="T2">while, for, itertors</text:span></text:p>
      <text:p text:style-name="P8">* break &amp; continue</text:p>
      <text:p text:style-name="P8">* comprehensions</text:p>
      <text:p text:style-name="P1"><text:span text:style-name="T2">* </text:span><text:span text:style-name="T3">positional and keyword args</text:span></text:p>
      <text:p text:style-name="P9"/>
      <text:p text:style-name="P1"><text:span text:style-name="T3">-</text:span><text:span text:style-name="T13">Things that wont be on the exam</text:span></text:p>
      <text:p text:style-name="P1"><text:span text:style-name="T13">* </text:span><text:span text:style-name="T14">doc strings</text:span></text:p>
      <text:p text:style-name="P10">* passing functions as args</text:p>
      <text:p text:style-name="P10">* lambda functions or inner functions</text:p>
      <text:p text:style-name="P10">* generators</text:p>
      <text:p text:style-name="P1"><text:span text:style-name="T14">* </text:span><text:span text:style-name="T15">decorators</text:span></text:p>
      <text:p text:style-name="P11"/>
      <text:p text:style-name="P11">-<text:span text:style-name="T20">Other</text:span></text:p>
      <text:p text:style-name="P11">* <text:span text:style-name="T20">functions need definitions and purpos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4:14:54.778359785</meta:creation-date>
    <meta:generator>LibreOffice/5.4.4.2$Linux_X86_64 LibreOffice_project/40m0$Build-2</meta:generator>
    <dc:date>2018-02-21T14:23:09.975595029</dc:date>
    <meta:editing-duration>PT3M32S</meta:editing-duration>
    <meta:editing-cycles>7</meta:editing-cycles>
    <meta:document-statistic meta:table-count="0" meta:image-count="0" meta:object-count="0" meta:page-count="1" meta:paragraph-count="23" meta:word-count="114" meta:character-count="612" meta:non-whitespace-character-count="521"/>
  </office:meta>
</office:document-meta>
</file>